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31552A7F826631698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5.465cm" fo:min-width="7.1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98cm" svg:height="9.768cm" svg:x="9.628cm" svg:y="2.794cm">
          <draw:image xlink:href="Pictures/100000010000027E0000031552A7F82663169839.png" xlink:type="simple" xlink:show="embed" xlink:actuate="onLoad" draw:mime-type="image/png">
            <text:p/>
          </draw:image>
        </draw:frame>
        <draw:custom-shape draw:style-name="gr2" draw:text-style-name="P2" draw:layer="layout" svg:width="7.62cm" svg:height="5.715cm" svg:x="9.779cm" svg:y="4.8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3:18:09.818856050</meta:creation-date>
    <dc:date>2024-07-23T03:19:49.540810546</dc:date>
    <meta:editing-duration>PT1M40S</meta:editing-duration>
    <meta:editing-cycles>1</meta:editing-cycles>
    <meta:document-statistic meta:object-count="2"/>
    <meta:generator>LibreOffice/7.3.7.2$Linux_X86_64 LibreOffice_project/30$Build-2</meta:generator>
  </office:meta>
</office:document-meta>
</file>